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04c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04c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04c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04c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04c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04c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04c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04c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04c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04c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04c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04c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04c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04c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04c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04c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04c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co Antonio Orta Góm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3/5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7054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sibel Gòmez Gueva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65689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6.1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5" meta:non-whitespace-character-count="989"/>
    <meta:template xlink:type="simple" xlink:actuate="onRequest" xlink:title="Normal" xlink:href=""/>
  </office:meta>
</office:document-meta>
</file>